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a202"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standard">
      <style:graphic-properties draw:fill-color="#780373"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06cm" svg:stroke-color="#111111" draw:marker-start-width="0.359cm" draw:marker-end-width="0.359cm" draw:fill="none" draw:fill-color="#729fcf" draw:textarea-vertical-align="middle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standard">
      <style:graphic-properties svg:stroke-color="#1c1c1c" draw:fill-color="#111111" draw:textarea-horizontal-align="justify" draw:textarea-vertical-align="middle" draw:auto-grow-height="false" fo:min-height="0.052cm" fo:min-width="0cm"/>
      <style:paragraph-properties style:writing-mode="lr-tb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.575cm"/>
      <style:paragraph-properties style:writing-mode="lr-tb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303cm"/>
      <style:paragraph-properties style:writing-mode="lr-tb"/>
    </style:style>
    <style:style style:name="gr9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.308cm"/>
      <style:paragraph-properties style:writing-mode="lr-tb"/>
    </style:style>
    <style:style style:name="gr10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1.634cm"/>
      <style:paragraph-properties style:writing-mode="lr-tb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.463cm"/>
      <style:paragraph-properties style:writing-mode="lr-tb"/>
    </style:style>
    <style:style style:name="gr12" style:family="graphic" style:parent-style-name="standard">
      <style:graphic-properties svg:stroke-color="#000000" draw:fill-color="#5983b0" draw:textarea-horizontal-align="justify" draw:textarea-vertical-align="middle" draw:auto-grow-height="false" fo:min-height="0cm" fo:min-width="1.567cm"/>
      <style:paragraph-properties style:writing-mode="lr-tb"/>
    </style:style>
    <style:style style:name="gr13" style:family="graphic" style:parent-style-name="standard">
      <style:graphic-properties svg:stroke-color="#000000" draw:fill-color="#5983b0" draw:textarea-horizontal-align="justify" draw:textarea-vertical-align="middle" draw:auto-grow-height="false" fo:min-height="0cm" fo:min-width="0.48cm"/>
      <style:paragraph-properties style:writing-mode="lr-tb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4.389cm"/>
      <style:paragraph-properties style:writing-mode="lr-tb"/>
    </style:style>
    <style:style style:name="gr15" style:family="graphic" style:parent-style-name="standard">
      <style:graphic-properties draw:fill-color="#e8a202" draw:textarea-horizontal-align="justify" draw:textarea-vertical-align="middle" draw:auto-grow-height="false" fo:min-height="0.013cm" fo:min-width="3.639cm"/>
      <style:paragraph-properties style:writing-mode="lr-tb"/>
    </style:style>
    <style:style style:name="gr16" style:family="graphic" style:parent-style-name="standard">
      <style:graphic-properties draw:fill-color="#780373" draw:textarea-horizontal-align="justify" draw:textarea-vertical-align="middle" draw:auto-grow-height="false" fo:min-height="0.013cm" fo:min-width="0.982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76cm" fo:min-width="0.71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332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middle" draw:auto-grow-height="false" fo:min-height="0.628cm" fo:min-width="0.684cm" fo:padding-top="0.139cm" fo:padding-bottom="0.139cm" fo:padding-left="0.264cm" fo:padding-right="0.264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333cm" fo:padding-top="0.151cm" fo:padding-bottom="0.151cm" fo:padding-left="0.276cm" fo:padding-right="0.276cm"/>
    </style:style>
    <style:style style:name="gr21" style:family="graphic" style:parent-style-name="standard">
      <style:graphic-properties svg:stroke-color="#000000" draw:fill-color="#5983b0" draw:textarea-horizontal-align="justify" draw:textarea-vertical-align="middle" draw:auto-grow-height="false" fo:min-height="0cm" fo:min-width="0.337cm"/>
      <style:paragraph-properties style:writing-mode="lr-tb"/>
    </style:style>
    <style:style style:name="gr22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.235cm"/>
      <style:paragraph-properties style:writing-mode="lr-tb"/>
    </style:style>
    <style:style style:name="gr23" style:family="graphic" style:parent-style-name="standard">
      <style:graphic-properties svg:stroke-color="#000000" draw:stroke-linejoin="miter" draw:fill-color="#ff0000" draw:textarea-horizontal-align="justify" draw:textarea-vertical-align="middle" draw:auto-grow-height="false" fo:min-height="0cm" fo:min-width="0.291cm"/>
      <style:paragraph-properties style:writing-mode="lr-tb"/>
    </style:style>
    <style:style style:name="gr24" style:family="graphic" style:parent-style-name="standard">
      <style:graphic-properties svg:stroke-color="#000000" draw:fill-color="#5983b0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objectwithoutfill">
      <style:graphic-properties svg:stroke-width="0.035cm" svg:stroke-color="#000000" draw:marker-start-width="0.252cm" draw:marker-end="Arrowheads_20_1" draw:marker-end-width="0.252cm" draw:fill="none" draw:fill-color="#729fcf" draw:textarea-vertical-align="middle" fo:padding-top="0.142cm" fo:padding-bottom="0.142cm" fo:padding-left="0.267cm" fo:padding-right="0.267cm"/>
      <style:paragraph-properties style:writing-mode="lr-tb"/>
    </style:style>
    <style:style style:name="gr26" style:family="graphic" style:parent-style-name="objectwithoutfill">
      <style:graphic-properties svg:stroke-width="0.035cm" svg:stroke-color="#000000" draw:marker-start-width="0.252cm" draw:marker-end="Arrowheads_20_2" draw:marker-end-width="0.252cm" draw:fill="none" draw:fill-color="#729fcf" draw:textarea-vertical-align="middle" fo:padding-top="0.142cm" fo:padding-bottom="0.142cm" fo:padding-left="0.267cm" fo:padding-right="0.267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Arrowheads_20_3" draw:marker-end-width="0.252cm" draw:fill="none" draw:fill-color="#729fcf" draw:textarea-vertical-align="middle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8a202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780373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729fc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00a933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0000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111111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5983b0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0.285cm" svg:height="0.318cm" svg:x="3.461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3.746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4.038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5cm" svg:height="0.318cm" svg:x="4.328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4.613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4.905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5cm" svg:height="0.318cm" svg:x="5.191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5.476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5.768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5cm" svg:height="0.318cm" svg:x="6.27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6.555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286cm" svg:height="0.318cm" svg:x="6.847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318cm" svg:x="9.873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318cm" svg:x="10.071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318cm" svg:x="10.273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318cm" svg:x="10.474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318cm" svg:x="10.672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318cm" svg:x="10.874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4" draw:layer="measurelines" svg:x1="17.893cm" svg:y1="1.622cm" svg:x2="19.768cm" svg:y2="1.622cm">
          <text:p text:style-name="P1"><text:span text:style-name="T1"/></text:p>
        </draw:line>
        <draw:line draw:style-name="gr3" draw:text-style-name="P4" draw:layer="measurelines" svg:x1="14.473cm" svg:y1="1.622cm" svg:x2="16.348cm" svg:y2="1.622cm">
          <text:p text:style-name="P1"><text:span text:style-name="T1"/></text:p>
        </draw:line>
        <draw:custom-shape draw:style-name="gr4" draw:text-style-name="P5" draw:layer="measurelines" svg:width="0.203cm" svg:height="0.22cm" svg:x="14.781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3cm" svg:height="0.22cm" svg:x="15.069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4cm" svg:height="0.22cm" svg:x="15.357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3cm" svg:height="0.22cm" svg:x="15.613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3cm" svg:height="0.22cm" svg:x="15.901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3cm" svg:height="0.22cm" svg:x="18.146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8.434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8.722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9.01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9.298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9.298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measurelines" svg:width="0.25cm" svg:height="0.604cm" svg:x="14.433cm" svg:y="1.3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measurelines" svg:width="0.25cm" svg:height="0.604cm" svg:x="16.283cm" svg:y="1.3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measurelines" svg:width="0.25cm" svg:height="0.604cm" svg:x="17.818cm" svg:y="1.3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measurelines" svg:width="0.25cm" svg:height="0.604cm" svg:x="19.589cm" svg:y="1.3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measurelines" svg:width="2.075cm" svg:height="0.22cm" svg:x="17.774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803cm" svg:height="0.22cm" svg:x="13.546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803cm" svg:height="0.22cm" svg:x="12.546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0.808cm" svg:height="0.22cm" svg:x="11.741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measurelines" svg:width="2.134cm" svg:height="0.22cm" svg:x="14.45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measurelines" svg:width="0.963cm" svg:height="0.22cm" svg:x="19.856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measurelines" svg:width="2.067cm" svg:height="0.22cm" svg:x="7.547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measurelines" svg:width="0.98cm" svg:height="0.22cm" svg:x="16.821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measurelines" svg:width="4.889cm" svg:height="0.22cm" svg:x="2.687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0.286cm" svg:height="0.318cm" svg:x="3.157cm" svg:y="3.8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measurelines" svg:width="4.139cm" svg:height="0.263cm" svg:x="3.157cm" svg:y="4.97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measurelines" svg:width="1.482cm" svg:height="0.263cm" svg:x="9.774cm" svg:y="4.97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measurelines" svg:width="2.075cm" svg:height="0.22cm" svg:x="17.774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803cm" svg:height="0.22cm" svg:x="13.546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803cm" svg:height="0.22cm" svg:x="12.546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0.808cm" svg:height="0.22cm" svg:x="11.741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measurelines" svg:width="2.134cm" svg:height="0.22cm" svg:x="14.45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measurelines" svg:width="0.963cm" svg:height="0.22cm" svg:x="19.856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measurelines" svg:width="2.067cm" svg:height="0.22cm" svg:x="7.547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measurelines" svg:width="0.98cm" svg:height="0.22cm" svg:x="16.821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9" draw:layer="measurelines" svg:width="1.264cm" svg:height="0.878cm" svg:x="0.723cm" svg:y="1.87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measurelines" svg:width="1.25cm" svg:height="0.414cm" svg:x="0.73cm" svg:y="2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9" draw:layer="measurelines" svg:width="1.212cm" svg:height="0.878cm" svg:x="0.75cm" svg:y="1.8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measurelines" svg:width="1.251cm" svg:height="0.414cm" svg:x="0.727cm" svg:y="1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8" draw:layer="measurelines" svg:width="0.837cm" svg:height="0.112cm" svg:x="0.838cm" svg:y="2.65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measurelines" svg:width="0.735cm" svg:height="0.112cm" svg:x="1.041cm" svg:y="2.45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measurelines" svg:width="0.791cm" svg:height="0.112cm" svg:x="0.886cm" svg:y="2.15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9" draw:layer="measurelines" svg:width="1.264cm" svg:height="0.878cm" svg:x="0.717cm" svg:y="4.2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measurelines" svg:width="1.25cm" svg:height="0.414cm" svg:x="0.724cm" svg:y="4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9" draw:layer="measurelines" svg:width="1.212cm" svg:height="0.878cm" svg:x="0.744cm" svg:y="4.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measurelines" svg:width="1.251cm" svg:height="0.414cm" svg:x="0.721cm" svg:y="4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measurelines" svg:width="0.318cm" svg:height="0.192cm" svg:x="0.891cm" svg:y="4.541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measurelines" svg:width="0.318cm" svg:height="0.192cm" svg:x="1.392cm" svg:y="4.64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264cm" svg:x="0.957cm" svg:y="4.844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measurelines" svg:width="0.198cm" svg:height="0.264cm" svg:x="1.258cm" svg:y="5.045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measurelines" svg:width="0.203cm" svg:height="0.22cm" svg:x="14.782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3cm" svg:height="0.22cm" svg:x="15.07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4cm" svg:height="0.22cm" svg:x="15.358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3cm" svg:height="0.22cm" svg:x="15.614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3cm" svg:height="0.22cm" svg:x="15.902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3cm" svg:height="0.22cm" svg:x="18.147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8.435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8.723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9.011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9.299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9.299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4cm" svg:height="0.22cm" svg:x="12.081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04cm" svg:height="0.22cm" svg:x="13.699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0.204cm" svg:height="0.22cm" svg:x="20.281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4" draw:layer="measurelines" svg:x1="7.567cm" svg:y1="1.622cm" svg:x2="9.442cm" svg:y2="1.622cm">
          <text:p text:style-name="P1"><text:span text:style-name="T1"/></text:p>
        </draw:line>
        <draw:custom-shape draw:style-name="gr24" draw:text-style-name="P8" draw:layer="measurelines" svg:width="0.203cm" svg:height="0.22cm" svg:x="7.875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3cm" svg:height="0.22cm" svg:x="8.163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4cm" svg:height="0.22cm" svg:x="8.451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3cm" svg:height="0.22cm" svg:x="8.707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3cm" svg:height="0.22cm" svg:x="8.995cm" svg:y="1.5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measurelines" svg:width="0.25cm" svg:height="0.604cm" svg:x="7.527cm" svg:y="1.3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measurelines" svg:width="0.25cm" svg:height="0.604cm" svg:x="9.377cm" svg:y="1.32cm"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8" draw:layer="measurelines" svg:width="0.203cm" svg:height="0.22cm" svg:x="7.876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3cm" svg:height="0.22cm" svg:x="8.164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4cm" svg:height="0.22cm" svg:x="8.452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3cm" svg:height="0.22cm" svg:x="8.708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measurelines" svg:width="0.203cm" svg:height="0.22cm" svg:x="8.996cm" svg:y="0.58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383cm" svg:height="0.22cm" svg:x="2.158cm" svg:y="3.0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path draw:style-name="gr25" draw:text-style-name="P4" draw:layer="measurelines" svg:width="5.397cm" svg:height="0.43cm" draw:transform="rotate (-3.14159265358979) translate (7.366cm 2.05cm)" svg:viewBox="0 0 5398 431" svg:d="M0 431c4386 0 5398-431 5398-431">
          <text:p text:style-name="P1"><text:span text:style-name="T1"/></text:p>
        </draw:path>
        <draw:path draw:style-name="gr26" draw:text-style-name="P4" draw:layer="measurelines" svg:width="0.317cm" svg:height="0.634cm" draw:transform="rotate (-1.5707963267949) translate (1.887cm 2.94cm)" svg:viewBox="0 0 318 635" svg:d="M0 635c318 0 318-635 318-635">
          <text:p text:style-name="P1"><text:span text:style-name="T1"/></text:p>
        </draw:path>
        <draw:path draw:style-name="gr26" draw:text-style-name="P4" draw:layer="measurelines" svg:width="0.317cm" svg:height="0.634cm" draw:transform="rotate (-1.5707963267949) translate (2.606cm 4.982cm)" svg:viewBox="0 0 318 635" svg:d="M0 635c318 0 318-635 318-635">
          <text:p text:style-name="P1"><text:span text:style-name="T1"/></text:p>
        </draw:path>
        <draw:path draw:style-name="gr27" draw:text-style-name="P4" draw:layer="measurelines" svg:width="0.951cm" svg:height="0.316cm" draw:transform="rotate (-3.14159265358979) translate (2.921cm 4.362cm)" svg:viewBox="0 0 952 317" svg:d="M0 317c635 0 952-317 952-317">
          <text:p text:style-name="P1"><text:span text:style-name="T1"/></text:p>
        </draw:path>
        <draw:custom-shape draw:style-name="gr5" draw:text-style-name="P6" draw:layer="measurelines" svg:width="0.471cm" svg:height="0.22cm" svg:x="2.686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383cm" svg:height="0.22cm" svg:x="2.157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0.29cm" svg:height="0.22cm" svg:x="7.285cm" svg:y="6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8" draw:text-style-name="P11" draw:layer="measurelines" svg:width="0.807cm" svg:height="0.725cm" svg:x="20.755cm" svg:y="0.335cm">
          <draw:text-box>
            <text:p text:style-name="P10"><text:span text:style-name="T2">A</text:span></text:p>
          </draw:text-box>
        </draw:frame>
        <draw:frame draw:style-name="gr28" draw:text-style-name="P11" draw:layer="measurelines" svg:width="0.807cm" svg:height="0.725cm" svg:x="20.756cm" svg:y="1.26cm">
          <draw:text-box>
            <text:p text:style-name="P10"><text:span text:style-name="T2">B</text:span></text:p>
          </draw:text-box>
        </draw:frame>
        <draw:frame draw:style-name="gr28" draw:text-style-name="P11" draw:layer="measurelines" svg:width="0.807cm" svg:height="0.725cm" svg:x="-0.043cm" svg:y="2.037cm">
          <draw:text-box>
            <text:p text:style-name="P10"><text:span text:style-name="T2">C</text:span></text:p>
          </draw:text-box>
        </draw:frame>
        <draw:frame draw:style-name="gr28" draw:text-style-name="P11" draw:layer="measurelines" svg:width="0.807cm" svg:height="0.725cm" svg:x="20.757cm" svg:y="2.837cm">
          <draw:text-box>
            <text:p text:style-name="P10"><text:span text:style-name="T2">D</text:span></text:p>
          </draw:text-box>
        </draw:frame>
        <draw:frame draw:style-name="gr28" draw:text-style-name="P11" draw:layer="measurelines" svg:width="0.786cm" svg:height="0.725cm" svg:x="20.758cm" svg:y="3.638cm">
          <draw:text-box>
            <text:p text:style-name="P10"><text:span text:style-name="T2">E</text:span></text:p>
          </draw:text-box>
        </draw:frame>
        <draw:frame draw:style-name="gr28" draw:text-style-name="P11" draw:layer="measurelines" svg:width="0.786cm" svg:height="0.725cm" svg:x="20.758cm" svg:y="3.639cm">
          <draw:text-box>
            <text:p text:style-name="P10"><text:span text:style-name="T2">E</text:span></text:p>
          </draw:text-box>
        </draw:frame>
        <draw:frame draw:style-name="gr28" draw:text-style-name="P11" draw:layer="measurelines" svg:width="0.76cm" svg:height="0.725cm" svg:x="-0.042cm" svg:y="4.438cm">
          <draw:text-box>
            <text:p text:style-name="P10"><text:span text:style-name="T2">F</text:span></text:p>
          </draw:text-box>
        </draw:frame>
        <draw:frame draw:style-name="gr28" draw:text-style-name="P11" draw:layer="measurelines" svg:width="0.832cm" svg:height="0.725cm" svg:x="20.758cm" svg:y="4.74cm">
          <draw:text-box>
            <text:p text:style-name="P10"><text:span text:style-name="T2">G</text:span></text:p>
          </draw:text-box>
        </draw:frame>
        <draw:frame draw:style-name="gr28" draw:text-style-name="P11" draw:layer="measurelines" svg:width="0.807cm" svg:height="0.725cm" svg:x="20.758cm" svg:y="6.041cm">
          <draw:text-box>
            <text:p text:style-name="P10"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6.8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tr Novak</meta:initial-creator>
    <meta:creation-date>2024-05-07T10:30:16.670614924</meta:creation-date>
    <dc:date>2024-05-07T13:35:33.747080059</dc:date>
    <dc:creator>Petr Novak</dc:creator>
    <meta:editing-duration>PT9M26S</meta:editing-duration>
    <meta:editing-cycles>1</meta:editing-cycles>
    <meta:document-statistic meta:object-count="116"/>
    <meta:generator>LibreOffice/7.3.7.2$Linux_X86_64 LibreOffice_project/30$Build-2</meta:generator>
  </office:meta>
</office:document-meta>
</file>